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7.2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2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 fo:border="0.035cm solid #000000"/>
      <style:paragraph-properties fo:text-align="start" fo:margin-left="0cm"/>
    </style:style>
    <style:style style:name="ce7" style:family="table-cell" style:parent-style-name="Default">
      <style:text-properties style:text-underline-style="none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start" fo:margin-left="0cm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start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start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16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text-underline-style="none"/>
    </style:style>
    <style:style style:name="ce2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Pruebas de calibración GRASP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1" table:default-cell-style-name="ce11"/>
        <table:table-row table:style-name="ro1">
          <table:table-cell table:style-name="ce7"/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table:number-columns-spanned="6" table:number-rows-spanned="1">
            <text:p>GRASP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9"/>
        </table:table-row>
        <table:table-row table:style-name="ro1">
          <table:table-cell table:number-columns-repeated="2"/>
          <table:table-cell table:style-name="ce3" office:value-type="string">
            <text:p>Test \ Parámetro</text:p>
          </table:table-cell>
          <table:table-cell table:style-name="ce3" office:value-type="string">
            <text:p>max_iter</text:p>
          </table:table-cell>
          <table:table-cell table:style-name="ce9" office:value-type="string">
            <text:p>Topología</text:p>
          </table:table-cell>
          <table:table-cell table:style-name="ce3" office:value-type="string">
            <text:p>alpha</text:p>
          </table:table-cell>
          <table:table-cell table:style-name="ce3" office:value-type="string">
            <text:p>beta</text:p>
          </table:table-cell>
          <table:table-cell table:style-name="ce3" office:value-type="string">
            <text:p>gama</text:p>
          </table:table-cell>
        </table:table-row>
        <table:table-row table:style-name="ro1">
          <table:table-cell table:number-columns-repeated="2"/>
          <table:table-cell table:style-name="ce8" office:value-type="float" office:value="1">
            <text:p>1</text:p>
          </table:table-cell>
          <table:table-cell table:style-name="ce14" office:value-type="float" office:value="50000">
            <text:p>50000</text:p>
          </table:table-cell>
          <table:table-cell table:style-name="ce16" office:value-type="string">
            <text:p>calibration/topologies/ABILENE/abilene.xml</text:p>
          </table:table-cell>
          <table:table-cell table:style-name="ce14" office:value-type="string">
            <text:p>0.05</text:p>
          </table:table-cell>
          <table:table-cell table:style-name="ce14" office:value-type="string">
            <text:p>0.05</text:p>
          </table:table-cell>
          <table:table-cell table:style-name="ce17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2">
            <text:p>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0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3">
            <text:p>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0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4">
            <text:p>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0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5">
            <text:p>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0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6">
            <text:p>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0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7">
            <text:p>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0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8">
            <text:p>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0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9">
            <text:p>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0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10">
            <text:p>1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0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11">
            <text:p>1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0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12">
            <text:p>1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0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13">
            <text:p>1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0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14">
            <text:p>1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0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15">
            <text:p>1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16">
            <text:p>1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17">
            <text:p>1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table:style-name="ce13" office:value-type="string">
            <text:p>0.2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18">
            <text:p>1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table:style-name="ce13" office:value-type="string">
            <text:p>0.2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19">
            <text:p>1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20">
            <text:p>2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21">
            <text:p>2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table:style-name="ce13" office:value-type="string">
            <text:p>0.20</text:p>
          </table:table-cell>
          <table:table-cell table:style-name="ce19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22">
            <text:p>2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23">
            <text:p>2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24">
            <text:p>2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25">
            <text:p>2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26">
            <text:p>2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27">
            <text:p>2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28">
            <text:p>2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29">
            <text:p>2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3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30">
            <text:p>3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3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31">
            <text:p>3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3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32">
            <text:p>3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3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33">
            <text:p>3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3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34">
            <text:p>3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3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35">
            <text:p>3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3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36">
            <text:p>3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3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37">
            <text:p>3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3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38">
            <text:p>3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3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39">
            <text:p>3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3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40">
            <text:p>4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3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41">
            <text:p>4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3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42">
            <text:p>4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3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43">
            <text:p>4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5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44">
            <text:p>4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5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45">
            <text:p>4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5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46">
            <text:p>4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5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47">
            <text:p>4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5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48">
            <text:p>4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5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49">
            <text:p>4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5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50">
            <text:p>5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5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51">
            <text:p>5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5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52">
            <text:p>5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5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53">
            <text:p>5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5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54">
            <text:p>5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5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55">
            <text:p>5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5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56">
            <text:p>5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5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57">
            <text:p>5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6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58">
            <text:p>5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6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59">
            <text:p>5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6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60">
            <text:p>6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6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61">
            <text:p>6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6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62">
            <text:p>6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6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63">
            <text:p>6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6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64">
            <text:p>6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6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65">
            <text:p>6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6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66">
            <text:p>6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6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67">
            <text:p>6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6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68">
            <text:p>6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6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69">
            <text:p>6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6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70">
            <text:p>7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6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71">
            <text:p>7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8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72">
            <text:p>7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8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73">
            <text:p>7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8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74">
            <text:p>7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8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75">
            <text:p>7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8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76">
            <text:p>7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8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77">
            <text:p>7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8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78">
            <text:p>7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8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79">
            <text:p>7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8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80">
            <text:p>8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8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81">
            <text:p>8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8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82">
            <text:p>8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8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83">
            <text:p>8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8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84">
            <text:p>8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8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85">
            <text:p>8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9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86">
            <text:p>8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9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87">
            <text:p>8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9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88">
            <text:p>8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9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89">
            <text:p>8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9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90">
            <text:p>9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9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91">
            <text:p>9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9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92">
            <text:p>9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9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93">
            <text:p>9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9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94">
            <text:p>9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9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95">
            <text:p>9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9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96">
            <text:p>9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9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97">
            <text:p>9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05</text:p>
          </table:table-cell>
          <table:table-cell office:value-type="string">
            <text:p>0.9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98">
            <text:p>9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05</text:p>
          </table:table-cell>
          <table:table-cell office:value-type="string">
            <text:p>0.9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99">
            <text:p>9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0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100">
            <text:p>10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0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101">
            <text:p>10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0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102">
            <text:p>10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0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103">
            <text:p>10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0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104">
            <text:p>10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0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105">
            <text:p>10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0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106">
            <text:p>10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0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107">
            <text:p>10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0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108">
            <text:p>10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0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109">
            <text:p>10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0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110">
            <text:p>11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0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111">
            <text:p>11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0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112">
            <text:p>11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0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113">
            <text:p>11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114">
            <text:p>11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115">
            <text:p>11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table:style-name="ce13" office:value-type="string">
            <text:p>0.2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116">
            <text:p>11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table:style-name="ce13" office:value-type="string">
            <text:p>0.2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117">
            <text:p>11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118">
            <text:p>11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119">
            <text:p>11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120">
            <text:p>12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121">
            <text:p>12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122">
            <text:p>12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123">
            <text:p>12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124">
            <text:p>12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125">
            <text:p>12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126">
            <text:p>12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127">
            <text:p>12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3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128">
            <text:p>12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3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129">
            <text:p>12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3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130">
            <text:p>13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3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131">
            <text:p>13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3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132">
            <text:p>13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3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133">
            <text:p>13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3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134">
            <text:p>13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3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135">
            <text:p>13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3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136">
            <text:p>13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3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137">
            <text:p>13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3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138">
            <text:p>13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3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139">
            <text:p>13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3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140">
            <text:p>14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3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141">
            <text:p>14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5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142">
            <text:p>14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5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143">
            <text:p>14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5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144">
            <text:p>14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5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145">
            <text:p>14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5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146">
            <text:p>14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5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147">
            <text:p>14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5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148">
            <text:p>14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5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149">
            <text:p>14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5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150">
            <text:p>15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5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151">
            <text:p>15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5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152">
            <text:p>15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5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153">
            <text:p>15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5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154">
            <text:p>15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5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155">
            <text:p>15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6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156">
            <text:p>15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6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157">
            <text:p>15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6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158">
            <text:p>15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6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159">
            <text:p>15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6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160">
            <text:p>16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6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161">
            <text:p>16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6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162">
            <text:p>16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6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163">
            <text:p>16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6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164">
            <text:p>16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6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165">
            <text:p>16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6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166">
            <text:p>16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6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167">
            <text:p>16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6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168">
            <text:p>16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6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169">
            <text:p>16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8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170">
            <text:p>17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8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171">
            <text:p>17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8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172">
            <text:p>17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8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173">
            <text:p>17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8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174">
            <text:p>17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8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175">
            <text:p>17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8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176">
            <text:p>17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8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177">
            <text:p>17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8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178">
            <text:p>17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8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179">
            <text:p>17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8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180">
            <text:p>18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8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181">
            <text:p>18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8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182">
            <text:p>18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8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183">
            <text:p>18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9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184">
            <text:p>18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9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185">
            <text:p>18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9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186">
            <text:p>18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9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187">
            <text:p>18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9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188">
            <text:p>18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9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189">
            <text:p>18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9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190">
            <text:p>19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9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191">
            <text:p>19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9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192">
            <text:p>19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9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193">
            <text:p>19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9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194">
            <text:p>19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9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195">
            <text:p>19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style-name="ce13" office:value-type="string">
            <text:p>0.20</text:p>
          </table:table-cell>
          <table:table-cell office:value-type="string">
            <text:p>0.9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196">
            <text:p>19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3" office:value-type="string">
            <text:p>0.20</text:p>
          </table:table-cell>
          <table:table-cell office:value-type="string">
            <text:p>0.9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197">
            <text:p>19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0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198">
            <text:p>19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0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199">
            <text:p>19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0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200">
            <text:p>20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0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201">
            <text:p>20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0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202">
            <text:p>20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0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203">
            <text:p>20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0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204">
            <text:p>20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0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205">
            <text:p>20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0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206">
            <text:p>20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0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207">
            <text:p>20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0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208">
            <text:p>20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0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209">
            <text:p>20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0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210">
            <text:p>21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0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211">
            <text:p>21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212">
            <text:p>21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213">
            <text:p>21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table:style-name="ce13" office:value-type="string">
            <text:p>0.2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214">
            <text:p>21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table:style-name="ce13" office:value-type="string">
            <text:p>0.2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215">
            <text:p>21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216">
            <text:p>21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217">
            <text:p>21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218">
            <text:p>21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219">
            <text:p>21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220">
            <text:p>22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221">
            <text:p>22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222">
            <text:p>22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223">
            <text:p>22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224">
            <text:p>22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225">
            <text:p>22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3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226">
            <text:p>22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3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227">
            <text:p>22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3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228">
            <text:p>22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3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229">
            <text:p>22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3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230">
            <text:p>23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3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231">
            <text:p>23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3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232">
            <text:p>23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3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233">
            <text:p>23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3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234">
            <text:p>23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3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235">
            <text:p>23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3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236">
            <text:p>23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3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237">
            <text:p>23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3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238">
            <text:p>23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3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239">
            <text:p>23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5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240">
            <text:p>24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5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241">
            <text:p>24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5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242">
            <text:p>24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5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243">
            <text:p>24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5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244">
            <text:p>24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5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245">
            <text:p>24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5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246">
            <text:p>24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5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247">
            <text:p>24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5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248">
            <text:p>24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5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249">
            <text:p>24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5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250">
            <text:p>25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5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251">
            <text:p>25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5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252">
            <text:p>25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5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253">
            <text:p>25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6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254">
            <text:p>25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6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255">
            <text:p>25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6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256">
            <text:p>25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6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257">
            <text:p>25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6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258">
            <text:p>25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6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259">
            <text:p>25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6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260">
            <text:p>26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6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261">
            <text:p>26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6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262">
            <text:p>26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6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263">
            <text:p>26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6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264">
            <text:p>26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6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265">
            <text:p>26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6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266">
            <text:p>26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6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267">
            <text:p>26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8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268">
            <text:p>26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8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269">
            <text:p>26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8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270">
            <text:p>27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8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271">
            <text:p>27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8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272">
            <text:p>27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8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273">
            <text:p>27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8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274">
            <text:p>27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8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275">
            <text:p>27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8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276">
            <text:p>27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8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277">
            <text:p>27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8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278">
            <text:p>27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8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279">
            <text:p>27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8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280">
            <text:p>28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8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281">
            <text:p>28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9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282">
            <text:p>28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9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283">
            <text:p>28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9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284">
            <text:p>28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9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285">
            <text:p>28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9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286">
            <text:p>28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9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287">
            <text:p>28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9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288">
            <text:p>28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9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289">
            <text:p>28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9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290">
            <text:p>29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9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291">
            <text:p>29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9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292">
            <text:p>29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9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293">
            <text:p>29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35</text:p>
          </table:table-cell>
          <table:table-cell office:value-type="string">
            <text:p>0.9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294">
            <text:p>29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35</text:p>
          </table:table-cell>
          <table:table-cell office:value-type="string">
            <text:p>0.9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295">
            <text:p>29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0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296">
            <text:p>29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0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297">
            <text:p>29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0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298">
            <text:p>29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0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299">
            <text:p>29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0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300">
            <text:p>30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0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301">
            <text:p>30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0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302">
            <text:p>30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0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303">
            <text:p>30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0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304">
            <text:p>30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0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305">
            <text:p>30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0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306">
            <text:p>30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0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307">
            <text:p>30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0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308">
            <text:p>30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0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309">
            <text:p>30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310">
            <text:p>31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311">
            <text:p>31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table:style-name="ce13" office:value-type="string">
            <text:p>0.2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312">
            <text:p>31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table:style-name="ce13" office:value-type="string">
            <text:p>0.2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313">
            <text:p>31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314">
            <text:p>31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315">
            <text:p>31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316">
            <text:p>31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317">
            <text:p>31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318">
            <text:p>31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319">
            <text:p>31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320">
            <text:p>32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321">
            <text:p>32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322">
            <text:p>32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323">
            <text:p>32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3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324">
            <text:p>32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3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325">
            <text:p>32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3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326">
            <text:p>32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3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327">
            <text:p>32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3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328">
            <text:p>32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3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329">
            <text:p>32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3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330">
            <text:p>33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3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331">
            <text:p>33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3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332">
            <text:p>33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3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333">
            <text:p>33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3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334">
            <text:p>33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3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335">
            <text:p>33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3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336">
            <text:p>33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3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337">
            <text:p>33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5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338">
            <text:p>33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5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339">
            <text:p>33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5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340">
            <text:p>34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5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341">
            <text:p>34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5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342">
            <text:p>34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5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343">
            <text:p>34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5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344">
            <text:p>34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5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345">
            <text:p>34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5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346">
            <text:p>34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5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347">
            <text:p>34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5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348">
            <text:p>34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5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349">
            <text:p>34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5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350">
            <text:p>35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5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351">
            <text:p>35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6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352">
            <text:p>35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6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353">
            <text:p>35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6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354">
            <text:p>35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6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355">
            <text:p>35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6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356">
            <text:p>35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6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357">
            <text:p>35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6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358">
            <text:p>35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6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359">
            <text:p>35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6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360">
            <text:p>36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6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361">
            <text:p>36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6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362">
            <text:p>36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6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363">
            <text:p>36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6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364">
            <text:p>36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6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365">
            <text:p>36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8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366">
            <text:p>36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8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367">
            <text:p>36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8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368">
            <text:p>36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8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369">
            <text:p>36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8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370">
            <text:p>37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8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371">
            <text:p>37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8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372">
            <text:p>37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8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373">
            <text:p>37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8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374">
            <text:p>37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8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375">
            <text:p>37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8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376">
            <text:p>37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8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377">
            <text:p>37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8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378">
            <text:p>37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8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379">
            <text:p>37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9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380">
            <text:p>38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9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381">
            <text:p>38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9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382">
            <text:p>38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9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383">
            <text:p>38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9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384">
            <text:p>38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9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385">
            <text:p>38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9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386">
            <text:p>38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9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387">
            <text:p>38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9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388">
            <text:p>38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9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389">
            <text:p>38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9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390">
            <text:p>39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9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391">
            <text:p>39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50</text:p>
          </table:table-cell>
          <table:table-cell office:value-type="string">
            <text:p>0.9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392">
            <text:p>39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50</text:p>
          </table:table-cell>
          <table:table-cell office:value-type="string">
            <text:p>0.9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393">
            <text:p>39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0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394">
            <text:p>39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0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395">
            <text:p>39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0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396">
            <text:p>39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0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397">
            <text:p>39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0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398">
            <text:p>39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0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399">
            <text:p>39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0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400">
            <text:p>40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0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401">
            <text:p>40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0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402">
            <text:p>40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0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403">
            <text:p>40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0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404">
            <text:p>40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0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405">
            <text:p>40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0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406">
            <text:p>40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0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407">
            <text:p>40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408">
            <text:p>40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409">
            <text:p>40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table:style-name="ce13" office:value-type="string">
            <text:p>0.2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410">
            <text:p>41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table:style-name="ce13" office:value-type="string">
            <text:p>0.2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411">
            <text:p>41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412">
            <text:p>41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413">
            <text:p>41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414">
            <text:p>41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415">
            <text:p>41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416">
            <text:p>41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417">
            <text:p>41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418">
            <text:p>41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419">
            <text:p>41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420">
            <text:p>42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421">
            <text:p>42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3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422">
            <text:p>42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3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423">
            <text:p>42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3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424">
            <text:p>42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3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425">
            <text:p>42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3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426">
            <text:p>42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3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427">
            <text:p>42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3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428">
            <text:p>42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3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429">
            <text:p>42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3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430">
            <text:p>43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3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431">
            <text:p>43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3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432">
            <text:p>43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3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433">
            <text:p>43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3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434">
            <text:p>43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3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435">
            <text:p>43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5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436">
            <text:p>43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5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437">
            <text:p>43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5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438">
            <text:p>43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5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439">
            <text:p>43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5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440">
            <text:p>44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5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441">
            <text:p>44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5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442">
            <text:p>44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5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443">
            <text:p>44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5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444">
            <text:p>44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5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445">
            <text:p>44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5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446">
            <text:p>44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5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447">
            <text:p>44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5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448">
            <text:p>44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5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449">
            <text:p>44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6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450">
            <text:p>45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6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451">
            <text:p>45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6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452">
            <text:p>45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6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453">
            <text:p>45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6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454">
            <text:p>45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6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455">
            <text:p>45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6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456">
            <text:p>45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6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457">
            <text:p>45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6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458">
            <text:p>45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6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459">
            <text:p>45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6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460">
            <text:p>46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6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461">
            <text:p>46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6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462">
            <text:p>46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6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463">
            <text:p>46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8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464">
            <text:p>46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8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465">
            <text:p>46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8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466">
            <text:p>46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8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467">
            <text:p>46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8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468">
            <text:p>46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8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469">
            <text:p>46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8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470">
            <text:p>47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8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471">
            <text:p>47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8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472">
            <text:p>47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8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473">
            <text:p>47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8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474">
            <text:p>47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8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475">
            <text:p>47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8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476">
            <text:p>47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8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477">
            <text:p>47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9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478">
            <text:p>47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9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479">
            <text:p>47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9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480">
            <text:p>48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9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481">
            <text:p>48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9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482">
            <text:p>48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9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483">
            <text:p>48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9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484">
            <text:p>48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9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485">
            <text:p>48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9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486">
            <text:p>48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9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487">
            <text:p>48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9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488">
            <text:p>48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9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489">
            <text:p>48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65</text:p>
          </table:table-cell>
          <table:table-cell office:value-type="string">
            <text:p>0.9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490">
            <text:p>49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65</text:p>
          </table:table-cell>
          <table:table-cell office:value-type="string">
            <text:p>0.9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491">
            <text:p>49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0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492">
            <text:p>49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0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493">
            <text:p>49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0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494">
            <text:p>49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0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495">
            <text:p>49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0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496">
            <text:p>49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0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497">
            <text:p>49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0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498">
            <text:p>49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0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499">
            <text:p>49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0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500">
            <text:p>50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0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501">
            <text:p>50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0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502">
            <text:p>50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0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503">
            <text:p>50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0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504">
            <text:p>50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0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505">
            <text:p>50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506">
            <text:p>50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507">
            <text:p>50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table:style-name="ce13" office:value-type="string">
            <text:p>0.2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508">
            <text:p>50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table:style-name="ce13" office:value-type="string">
            <text:p>0.2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509">
            <text:p>50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510">
            <text:p>51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511">
            <text:p>51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512">
            <text:p>51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513">
            <text:p>51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514">
            <text:p>51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515">
            <text:p>51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516">
            <text:p>51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517">
            <text:p>51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518">
            <text:p>51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519">
            <text:p>51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3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520">
            <text:p>52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3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521">
            <text:p>52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3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522">
            <text:p>52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3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523">
            <text:p>52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3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524">
            <text:p>52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3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525">
            <text:p>52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3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526">
            <text:p>52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3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527">
            <text:p>52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3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528">
            <text:p>52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3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529">
            <text:p>52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3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530">
            <text:p>53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3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531">
            <text:p>53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3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532">
            <text:p>53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3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533">
            <text:p>53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5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534">
            <text:p>53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5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535">
            <text:p>53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5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536">
            <text:p>53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5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537">
            <text:p>53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5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538">
            <text:p>53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5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539">
            <text:p>53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5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540">
            <text:p>54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5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541">
            <text:p>54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5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542">
            <text:p>54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5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543">
            <text:p>54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5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544">
            <text:p>54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5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545">
            <text:p>54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5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546">
            <text:p>54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5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547">
            <text:p>54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6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548">
            <text:p>54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6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549">
            <text:p>54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6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550">
            <text:p>55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6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551">
            <text:p>55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6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552">
            <text:p>55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6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553">
            <text:p>55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6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554">
            <text:p>55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6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555">
            <text:p>55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6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556">
            <text:p>55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6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557">
            <text:p>55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6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558">
            <text:p>55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6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559">
            <text:p>55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6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560">
            <text:p>56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6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561">
            <text:p>56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8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562">
            <text:p>56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8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563">
            <text:p>56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8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564">
            <text:p>56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8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565">
            <text:p>56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8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566">
            <text:p>56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8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567">
            <text:p>56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8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568">
            <text:p>56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8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569">
            <text:p>56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8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570">
            <text:p>57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8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571">
            <text:p>57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8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572">
            <text:p>57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8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573">
            <text:p>57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8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574">
            <text:p>57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8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575">
            <text:p>57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9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576">
            <text:p>57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9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577">
            <text:p>57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9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578">
            <text:p>57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9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579">
            <text:p>57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9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580">
            <text:p>58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9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581">
            <text:p>58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9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582">
            <text:p>58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9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583">
            <text:p>58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9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584">
            <text:p>58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9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585">
            <text:p>58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9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586">
            <text:p>58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9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587">
            <text:p>58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80</text:p>
          </table:table-cell>
          <table:table-cell office:value-type="string">
            <text:p>0.9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588">
            <text:p>58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80</text:p>
          </table:table-cell>
          <table:table-cell office:value-type="string">
            <text:p>0.9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589">
            <text:p>58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0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590">
            <text:p>59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0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591">
            <text:p>59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0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592">
            <text:p>59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0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593">
            <text:p>59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0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594">
            <text:p>59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0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595">
            <text:p>59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0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596">
            <text:p>59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0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597">
            <text:p>59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0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598">
            <text:p>59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0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599">
            <text:p>59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0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600">
            <text:p>60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0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601">
            <text:p>60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0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602">
            <text:p>60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0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603">
            <text:p>60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604">
            <text:p>60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605">
            <text:p>60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table:style-name="ce13" office:value-type="string">
            <text:p>0.2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606">
            <text:p>60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table:style-name="ce13" office:value-type="string">
            <text:p>0.2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607">
            <text:p>60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608">
            <text:p>60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609">
            <text:p>60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610">
            <text:p>61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611">
            <text:p>61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612">
            <text:p>61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613">
            <text:p>61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614">
            <text:p>61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615">
            <text:p>61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616">
            <text:p>61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table:style-name="ce13" office:value-type="string">
            <text:p>0.2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617">
            <text:p>61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3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618">
            <text:p>61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3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619">
            <text:p>61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3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620">
            <text:p>62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3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621">
            <text:p>62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3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622">
            <text:p>62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3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623">
            <text:p>62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3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624">
            <text:p>62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3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625">
            <text:p>62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3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626">
            <text:p>62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3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627">
            <text:p>62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3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628">
            <text:p>62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3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629">
            <text:p>62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3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630">
            <text:p>63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3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631">
            <text:p>63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5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632">
            <text:p>63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5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633">
            <text:p>63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5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634">
            <text:p>63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5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635">
            <text:p>63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5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636">
            <text:p>63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5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637">
            <text:p>63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5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638">
            <text:p>63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5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639">
            <text:p>63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5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640">
            <text:p>64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5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641">
            <text:p>64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5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642">
            <text:p>64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5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643">
            <text:p>64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5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644">
            <text:p>64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5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645">
            <text:p>64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6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646">
            <text:p>64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6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647">
            <text:p>64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6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648">
            <text:p>64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6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649">
            <text:p>64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6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650">
            <text:p>65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6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651">
            <text:p>65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6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652">
            <text:p>65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6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653">
            <text:p>65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6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654">
            <text:p>65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6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655">
            <text:p>65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6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656">
            <text:p>65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6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657">
            <text:p>65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6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658">
            <text:p>65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6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659">
            <text:p>65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8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660">
            <text:p>66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80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661">
            <text:p>66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8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662">
            <text:p>66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80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663">
            <text:p>66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8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664">
            <text:p>66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80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665">
            <text:p>66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8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666">
            <text:p>66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80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667">
            <text:p>66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8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668">
            <text:p>66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80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669">
            <text:p>66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8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670">
            <text:p>67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80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671">
            <text:p>67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office:value-type="string">
            <text:p>0.95</text:p>
          </table:table-cell>
          <table:table-cell office:value-type="string">
            <text:p>0.8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672">
            <text:p>67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office:value-type="string">
            <text:p>0.95</text:p>
          </table:table-cell>
          <table:table-cell office:value-type="string">
            <text:p>0.80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0" office:value-type="float" office:value="673">
            <text:p>67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9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674">
            <text:p>67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95</text:p>
          </table:table-cell>
          <table:table-cell table:style-name="ce18" office:value-type="string">
            <text:p>0.05</text:p>
          </table:table-cell>
        </table:table-row>
        <table:table-row table:style-name="ro1">
          <table:table-cell table:number-columns-repeated="2"/>
          <table:table-cell table:style-name="ce10" office:value-type="float" office:value="675">
            <text:p>67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9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676">
            <text:p>676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95</text:p>
          </table:table-cell>
          <table:table-cell table:style-name="ce19" office:value-type="string">
            <text:p>0.20</text:p>
          </table:table-cell>
        </table:table-row>
        <table:table-row table:style-name="ro1">
          <table:table-cell table:number-columns-repeated="2"/>
          <table:table-cell table:style-name="ce10" office:value-type="float" office:value="677">
            <text:p>677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9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678">
            <text:p>678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95</text:p>
          </table:table-cell>
          <table:table-cell table:style-name="ce18" office:value-type="string">
            <text:p>0.35</text:p>
          </table:table-cell>
        </table:table-row>
        <table:table-row table:style-name="ro1">
          <table:table-cell table:number-columns-repeated="2"/>
          <table:table-cell table:style-name="ce10" office:value-type="float" office:value="679">
            <text:p>679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9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680">
            <text:p>680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95</text:p>
          </table:table-cell>
          <table:table-cell table:style-name="ce18" office:value-type="string">
            <text:p>0.50</text:p>
          </table:table-cell>
        </table:table-row>
        <table:table-row table:style-name="ro1">
          <table:table-cell table:number-columns-repeated="2"/>
          <table:table-cell table:style-name="ce10" office:value-type="float" office:value="681">
            <text:p>681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9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682">
            <text:p>682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95</text:p>
          </table:table-cell>
          <table:table-cell table:style-name="ce18" office:value-type="string">
            <text:p>0.65</text:p>
          </table:table-cell>
        </table:table-row>
        <table:table-row table:style-name="ro1">
          <table:table-cell table:number-columns-repeated="2"/>
          <table:table-cell table:style-name="ce10" office:value-type="float" office:value="683">
            <text:p>683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9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684">
            <text:p>684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number-columns-repeated="2" office:value-type="string">
            <text:p>0.95</text:p>
          </table:table-cell>
          <table:table-cell table:style-name="ce18" office:value-type="string">
            <text:p>0.80</text:p>
          </table:table-cell>
        </table:table-row>
        <table:table-row table:style-name="ro1">
          <table:table-cell table:number-columns-repeated="2"/>
          <table:table-cell table:style-name="ce10" office:value-type="float" office:value="685">
            <text:p>685</text:p>
          </table:table-cell>
          <table:table-cell office:value-type="float" office:value="50000">
            <text:p>50000</text:p>
          </table:table-cell>
          <table:table-cell table:style-name="ce11" office:value-type="string">
            <text:p>calibration/topologies/ABILENE/abilene.xml</text:p>
          </table:table-cell>
          <table:table-cell table:number-columns-repeated="2" office:value-type="string">
            <text:p>0.95</text:p>
          </table:table-cell>
          <table:table-cell table:style-name="ce18" office:value-type="string">
            <text:p>0.95</text:p>
          </table:table-cell>
        </table:table-row>
        <table:table-row table:style-name="ro1">
          <table:table-cell table:number-columns-repeated="2"/>
          <table:table-cell table:style-name="ce12" office:value-type="float" office:value="686">
            <text:p>686</text:p>
          </table:table-cell>
          <table:table-cell table:style-name="ce15" office:value-type="float" office:value="50000">
            <text:p>50000</text:p>
          </table:table-cell>
          <table:table-cell table:style-name="ce11" office:value-type="string">
            <text:p>calibration/topologies/FORTHNET/forth.xml</text:p>
          </table:table-cell>
          <table:table-cell table:style-name="ce15" office:value-type="string">
            <text:p>0.95</text:p>
          </table:table-cell>
          <table:table-cell table:style-name="ce15" office:value-type="string">
            <text:p>0.95</text:p>
          </table:table-cell>
          <table:table-cell table:style-name="ce20" office:value-type="string">
            <text:p>0.9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3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5"/>
          <table:table-cell table:style-name="ce13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13" table:number-columns-repeated="2"/>
          <table:table-cell/>
        </table:table-row>
        <table:table-row table:style-name="ro1" table:number-rows-repeated="10">
          <table:table-cell table:number-columns-repeated="5"/>
          <table:table-cell table:style-name="ce13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3"/>
          <table:table-cell/>
        </table:table-row>
        <table:table-row table:style-name="ro1" table:number-rows-repeated="12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3"/>
          <table:table-cell/>
        </table:table-row>
        <table:table-row table:style-name="ro1" table:number-rows-repeated="12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3"/>
          <table:table-cell/>
        </table:table-row>
        <table:table-row table:style-name="ro1" table:number-rows-repeated="12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3"/>
          <table:table-cell/>
        </table:table-row>
        <table:table-row table:style-name="ro1" table:number-rows-repeated="12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3"/>
          <table:table-cell/>
        </table:table-row>
        <table:table-row table:style-name="ro1" table:number-rows-repeated="12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3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 table:number-rows-repeated="2">
          <table:table-cell table:number-columns-repeated="5"/>
          <table:table-cell table:style-name="ce13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ce13" table:number-columns-repeated="2"/>
          <table:table-cell/>
        </table:table-row>
        <table:table-row table:style-name="ro1" table:number-rows-repeated="10">
          <table:table-cell table:number-columns-repeated="5"/>
          <table:table-cell table:style-name="ce13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3"/>
          <table:table-cell/>
        </table:table-row>
        <table:table-row table:style-name="ro1" table:number-rows-repeated="12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3"/>
          <table:table-cell/>
        </table:table-row>
        <table:table-row table:style-name="ro1" table:number-rows-repeated="12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3"/>
          <table:table-cell/>
        </table:table-row>
        <table:table-row table:style-name="ro1" table:number-rows-repeated="12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3"/>
          <table:table-cell/>
        </table:table-row>
        <table:table-row table:style-name="ro1" table:number-rows-repeated="12">
          <table:table-cell table:number-columns-repeated="8"/>
        </table:table-row>
        <table:table-row table:style-name="ro1" table:number-rows-repeated="2">
          <table:table-cell table:number-columns-repeated="6"/>
          <table:table-cell table:style-name="ce13"/>
          <table:table-cell/>
        </table:table-row>
        <table:table-row table:style-name="ro1" table:number-rows-repeated="104770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uebas de calibración EA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6" table:default-cell-style-name="ce1"/>
        <table:table-column table:style-name="co1" table:default-cell-style-name="ce11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table:number-columns-spanned="8" table:number-rows-spanned="1">
            <text:p>AE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9"/>
        </table:table-row>
        <table:table-row table:style-name="ro1">
          <table:table-cell table:number-columns-repeated="2"/>
          <table:table-cell table:style-name="ce3" office:value-type="string">
            <text:p>Test \ Parámetro</text:p>
          </table:table-cell>
          <table:table-cell table:style-name="ce3" office:value-type="string">
            <text:p>nb_run</text:p>
          </table:table-cell>
          <table:table-cell table:style-name="ce3" office:value-type="string">
            <text:p>n_gen</text:p>
          </table:table-cell>
          <table:table-cell table:style-name="ce3" office:value-type="string">
            <text:p>sizeP</text:p>
          </table:table-cell>
          <table:table-cell table:style-name="ce3" office:value-type="string">
            <text:p>sizeOf</text:p>
          </table:table-cell>
          <table:table-cell table:style-name="ce3" office:value-type="string">
            <text:p>pmut</text:p>
          </table:table-cell>
          <table:table-cell table:style-name="ce3" office:value-type="string">
            <text:p>pcross</text:p>
          </table:table-cell>
          <table:table-cell table:style-name="ce9" office:value-type="string">
            <text:p>Topología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0000">
            <text:p>50000</text:p>
          </table:table-cell>
          <table:table-cell table:number-columns-repeated="4"/>
          <table:table-cell office:value-type="string">
            <text:p>0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50000">
            <text:p>50000</text:p>
          </table:table-cell>
          <table:table-cell table:number-columns-repeated="4"/>
          <table:table-cell office:value-type="string">
            <text:p>02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50000">
            <text:p>50000</text:p>
          </table:table-cell>
          <table:table-cell table:number-columns-repeated="4"/>
          <table:table-cell office:value-type="string">
            <text:p>03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table:style-name="ce13"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 table:number-rows-repeated="104852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uebas de calibración Kmedoids" table:style-name="ta1" table:print="false">
        <table:table-column table:style-name="co1" table:number-columns-repeated="2" table:default-cell-style-name="Default"/>
        <table:table-column table:style-name="co4" table:default-cell-style-name="ce1"/>
        <table:table-column table:style-name="co1" table:number-columns-repeated="6" table:default-cell-style-name="ce1"/>
        <table:table-column table:style-name="co1" table:default-cell-style-name="ce11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table:number-columns-spanned="8" table:number-rows-spanned="1">
            <text:p>KMEDOID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9"/>
        </table:table-row>
        <table:table-row table:style-name="ro1">
          <table:table-cell table:number-columns-repeated="2"/>
          <table:table-cell table:style-name="ce3" office:value-type="string">
            <text:p>Test \ Parámetro</text:p>
          </table:table-cell>
          <table:table-cell table:style-name="ce3" office:value-type="string">
            <text:p>km_nb_run</text:p>
          </table:table-cell>
          <table:table-cell table:style-name="ce3" office:value-type="string">
            <text:p>km_n_gen</text:p>
          </table:table-cell>
          <table:table-cell table:style-name="ce3" office:value-type="string">
            <text:p>km_sizeP</text:p>
          </table:table-cell>
          <table:table-cell table:style-name="ce3" office:value-type="string">
            <text:p>km_sizeOf</text:p>
          </table:table-cell>
          <table:table-cell table:style-name="ce3" office:value-type="string">
            <text:p>km_pmut</text:p>
          </table:table-cell>
          <table:table-cell table:style-name="ce3" office:value-type="string">
            <text:p>km_pcross</text:p>
          </table:table-cell>
          <table:table-cell table:style-name="ce9" office:value-type="string">
            <text:p>Topología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0000">
            <text:p>50000</text:p>
          </table:table-cell>
          <table:table-cell table:number-columns-repeated="4"/>
          <table:table-cell office:value-type="string">
            <text:p>0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50000">
            <text:p>50000</text:p>
          </table:table-cell>
          <table:table-cell table:number-columns-repeated="4"/>
          <table:table-cell office:value-type="string">
            <text:p>02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50000">
            <text:p>50000</text:p>
          </table:table-cell>
          <table:table-cell table:number-columns-repeated="4"/>
          <table:table-cell office:value-type="string">
            <text:p>03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table:style-name="ce13"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/>
          <table:table-cell office:value-type="float" office:value="50000">
            <text:p>50000</text:p>
          </table:table-cell>
          <table:table-cell table:number-columns-repeated="5"/>
        </table:table-row>
        <table:table-row table:style-name="ro1" table:number-rows-repeated="1048521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4">14/02/2013</text:date>, <text:time>21:46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miliano Fioritto</meta:initial-creator>
    <meta:creation-date>2013-02-07T20:20:33</meta:creation-date>
    <dc:date>2013-02-14T21:46:00</dc:date>
    <dc:creator>Emiliano Fioritto</dc:creator>
    <meta:editing-duration>PT01H38M02S</meta:editing-duration>
    <meta:editing-cycles>10</meta:editing-cycles>
    <meta:generator>OpenOffice.org/3.2$Linux OpenOffice.org_project/320m19$Build-9505</meta:generator>
    <meta:document-statistic meta:table-count="3" meta:cell-count="4351" meta:object-count="0"/>
  </office:meta>
</office:document-meta>
</file>